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0.89pt"/>
    </style:style>
    <style:style style:name="co4" style:family="table-column">
      <style:table-column-properties fo:break-before="auto" style:column-width="26.16pt"/>
    </style:style>
    <style:style style:name="co5" style:family="table-column">
      <style:table-column-properties fo:break-before="auto" style:column-width="24.55pt"/>
    </style:style>
    <style:style style:name="co6" style:family="table-column">
      <style:table-column-properties fo:break-before="auto" style:column-width="49.86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24.21pt"/>
    </style:style>
    <style:style style:name="co9" style:family="table-column">
      <style:table-column-properties fo:break-before="auto" style:column-width="22.11pt"/>
    </style:style>
    <style:style style:name="co10" style:family="table-column">
      <style:table-column-properties fo:break-before="auto" style:column-width="65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8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9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gr1" style:family="graphic">
      <style:graphic-properties draw:stroke="none" svg:stroke-color="#000000" draw:fill="none" draw:fill-color="#ffffff" fo:min-height="140.85pt"/>
    </style:style>
    <style:style style:name="P1" style:family="paragraph">
      <style:paragraph-properties style:text-autospace="none"/>
      <style:text-properties fo:color="#0e0e0e" fo:font-family="ArialMT" style:font-family-generic="swiss" fo:font-size="14pt" fo:font-style="italic" style:letter-kerning="false" style:font-family-asian="ArialMT" style:font-family-generic-asian="swiss" style:font-size-asian="14pt" style:font-style-asian="italic" style:font-family-complex="ArialMT" style:font-family-generic-complex="swiss" style:font-size-complex="14pt" style:font-style-complex="italic"/>
    </style:style>
    <style:style style:name="P2" style:family="paragraph">
      <style:paragraph-properties style:text-autospace="none"/>
      <style:text-properties fo:color="#0e0e0e" fo:font-family="ArialMT" style:font-family-generic="swiss" fo:font-size="14pt" style:letter-kerning="false" style:font-family-asian="ArialMT" style:font-family-generic-asian="swiss" style:font-size-asian="14pt" style:font-family-complex="ArialMT" style:font-family-generic-complex="swiss" style:font-size-complex="14pt"/>
    </style:style>
    <style:style style:name="P3" style:family="paragraph">
      <style:paragraph-properties style:text-autospace="none"/>
      <style:text-properties style:font-family-generic="roman" fo:font-size="12pt"/>
    </style:style>
    <style:style style:name="P4" style:family="paragraph">
      <loext:graphic-properties draw:fill="none" draw:fill-color="#ffffff"/>
      <style:paragraph-properties style:text-autospace="none"/>
      <style:text-properties fo:color="#0e0e0e" fo:font-family="ArialMT" style:font-family-generic="swiss" fo:font-size="14pt" fo:font-style="italic" style:letter-kerning="false" style:font-family-asian="ArialMT" style:font-family-generic-asian="swiss" style:font-size-asian="14pt" style:font-style-asian="italic" style:font-family-complex="ArialMT" style:font-family-generic-complex="swiss" style:font-size-complex="14pt" style:font-style-complex="italic"/>
    </style:style>
    <style:style style:name="T1" style:family="text">
      <style:text-properties fo:color="#0e0e0e" fo:font-family="ArialMT" style:font-family-generic="swiss" fo:font-size="14pt" style:letter-kerning="false" style:font-family-asian="ArialMT" style:font-family-generic-asian="swiss" style:font-size-asian="14pt" style:font-family-complex="ArialMT" style:font-family-generic-complex="swiss" style:font-size-complex="14pt"/>
    </style:style>
    <style:style style:name="T2" style:family="text">
      <style:text-properties fo:color="#0e0e0e" fo:font-family="ArialMT" style:font-family-generic="swiss" fo:font-size="14pt" fo:font-weight="bold" style:letter-kerning="false" style:font-family-asian="ArialMT" style:font-family-generic-asian="swiss" style:font-size-asian="14pt" style:font-weight-asian="bold" style:font-family-complex="ArialMT" style:font-family-generic-complex="swiss" style:font-size-complex="14pt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4" svg:width="418.65pt" svg:height="140.85pt" svg:x="16.24pt" svg:y="301.21pt">
            <draw:text-box>
              <text:p text:style-name="P1">W(i) = W(i) + [ T - A ] * P(i)</text:p>
              <text:p text:style-name="P2"/>
              <text:p text:style-name="P3"><text:span text:style-name="T1">Where </text:span><text:span text:style-name="T2">W</text:span><text:span text:style-name="T1"> is the vector of weights, </text:span><text:span text:style-name="T2">P</text:span><text:span text:style-name="T1"> is the input vector presented to the network, </text:span><text:span text:style-name="T2">T</text:span><text:span text:style-name="T1"> is the correct result that the neuron should have shown, </text:span><text:span text:style-name="T2">A</text:span><text:span text:style-name="T1"> is the actual output of the neuron, and </text:span><text:span text:style-name="T2">b</text:span><text:span text:style-name="T1"> is the bias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synaps values</text:p>
          </table:table-cell>
          <table:table-cell table:style-name="ce1" office:value-type="string" calcext:value-type="string">
            <text:p>Summation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n+b</text:p>
          </table:table-cell>
          <table:table-cell table:style-name="ce1" office:value-type="string" calcext:value-type="string">
            <text:p>activation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sv</text:p>
          </table:table-cell>
          <table:table-cell/>
          <table:table-cell table:style-name="ce4" office:value-type="string" calcext:value-type="string">
            <text:p>Summation</text:p>
          </table:table-cell>
          <table:table-cell table:style-name="ce6" office:value-type="string" calcext:value-type="string">
            <text:p>bias</text:p>
          </table:table-cell>
          <table:table-cell table:style-name="ce6" office:value-type="string" calcext:value-type="string">
            <text:p>n+b</text:p>
          </table:table-cell>
          <table:table-cell table:style-name="ce8" office:value-type="string" calcext:value-type="string">
            <text:p>activation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B2]*[.$A$2]" office:value-type="float" office:value="-0" calcext:value-type="float">
            <text:p>0</text:p>
          </table:table-cell>
          <table:table-cell table:style-name="ce4" table:formula="of:=SUM([.C2:.C3])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2]+[.E2]" office:value-type="float" office:value="5" calcext:value-type="float">
            <text:p>5</text:p>
          </table:table-cell>
          <table:table-cell table:style-name="ce8" table:formula="of:=IF([.F2]&gt;0;1;0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H2]*[.G2]" office:value-type="float" office:value="-1" calcext:value-type="float">
            <text:p>-1</text:p>
          </table:table-cell>
          <table:table-cell/>
          <table:table-cell table:style-name="ce5" table:formula="of:=SUM([.I2];[.I4];[.I6];[.I8])" office:value-type="float" office:value="-4" calcext:value-type="float">
            <text:p>-4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K2]+[.L2]" office:value-type="float" office:value="1" calcext:value-type="float">
            <text:p>1</text:p>
          </table:table-cell>
          <table:table-cell table:style-name="ce8" table:formula="of:=IF([.M2]&gt;0;1;0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3]*[.$A$3]" office:value-type="float" office:value="0" calcext:value-type="float">
            <text:p>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B4]*[.$A$2]" office:value-type="float" office:value="-0" calcext:value-type="float">
            <text:p>0</text:p>
          </table:table-cell>
          <table:table-cell table:style-name="ce4" table:formula="of:=SUM([.C4:.C5])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4]+[.E4]" office:value-type="float" office:value="5" calcext:value-type="float">
            <text:p>5</text:p>
          </table:table-cell>
          <table:table-cell table:style-name="ce8" table:formula="of:=IF([.F4]&gt;0;1;0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H4]*[.G4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]*[.$A$3]" office:value-type="float" office:value="0" calcext:value-type="float">
            <text:p>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B6]*[.$A$2]" office:value-type="float" office:value="-0" calcext:value-type="float">
            <text:p>0</text:p>
          </table:table-cell>
          <table:table-cell table:style-name="ce4" table:formula="of:=SUM([.C6:.C7])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6]+[.E6]" office:value-type="float" office:value="5" calcext:value-type="float">
            <text:p>5</text:p>
          </table:table-cell>
          <table:table-cell table:style-name="ce8" table:formula="of:=IF([.F6]&gt;0;1;0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H6]*[.G6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7]*[.$A$3]" office:value-type="float" office:value="0" calcext:value-type="float">
            <text:p>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B8]*[.$A$2]" office:value-type="float" office:value="-0" calcext:value-type="float">
            <text:p>0</text:p>
          </table:table-cell>
          <table:table-cell table:style-name="ce4" table:formula="of:=SUM([.C8:.C9])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8]+[.E8]" office:value-type="float" office:value="5" calcext:value-type="float">
            <text:p>5</text:p>
          </table:table-cell>
          <table:table-cell table:style-name="ce8" table:formula="of:=IF([.F8]&gt;0;1;0)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H8]*[.G8]" office:value-type="float" office:value="-1" calcext:value-type="float">
            <text:p>-1</text:p>
          </table:table-cell>
          <table:table-cell table:number-columns-repeated="5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[.B9]*[.$A$3]" office:value-type="float" office:value="-0" calcext:value-type="float">
            <text:p>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7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table:style-name="ce3"/>
          <table:table-cell table:number-columns-repeated="12"/>
        </table:table-row>
      </table:table>
      <table:table table:name="Sheet1_2" table:style-name="ta1">
        <table:shapes>
          <draw:frame draw:z-index="0" draw:style-name="gr1" draw:text-style-name="P4" svg:width="418.65pt" svg:height="140.85pt" svg:x="16.24pt" svg:y="301.21pt">
            <draw:text-box>
              <text:p text:style-name="P1">W(i) = W(i) + [ T - A ] * P(i)</text:p>
              <text:p text:style-name="P2"/>
              <text:p text:style-name="P3"><text:span text:style-name="T1">Where </text:span><text:span text:style-name="T2">W</text:span><text:span text:style-name="T1"> is the vector of weights, </text:span><text:span text:style-name="T2">P</text:span><text:span text:style-name="T1"> is the input vector presented to the network, </text:span><text:span text:style-name="T2">T</text:span><text:span text:style-name="T1"> is the correct result that the neuron should have shown, </text:span><text:span text:style-name="T2">A</text:span><text:span text:style-name="T1"> is the actual output of the neuron, and </text:span><text:span text:style-name="T2">b</text:span><text:span text:style-name="T1"> is the bias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inputs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synaps values</text:p>
          </table:table-cell>
          <table:table-cell table:style-name="ce1" office:value-type="string" calcext:value-type="string">
            <text:p>Summation</text:p>
          </table:table-cell>
          <table:table-cell table:style-name="ce1" office:value-type="string" calcext:value-type="string">
            <text:p>bias</text:p>
          </table:table-cell>
          <table:table-cell table:style-name="ce1" office:value-type="string" calcext:value-type="string">
            <text:p>n+b</text:p>
          </table:table-cell>
          <table:table-cell table:style-name="ce1" office:value-type="string" calcext:value-type="string">
            <text:p>activation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sv</text:p>
          </table:table-cell>
          <table:table-cell/>
          <table:table-cell table:style-name="ce4" office:value-type="string" calcext:value-type="string">
            <text:p>Summation</text:p>
          </table:table-cell>
          <table:table-cell table:style-name="ce6" office:value-type="string" calcext:value-type="string">
            <text:p>bias</text:p>
          </table:table-cell>
          <table:table-cell table:style-name="ce6" office:value-type="string" calcext:value-type="string">
            <text:p>n+b</text:p>
          </table:table-cell>
          <table:table-cell table:style-name="ce8" office:value-type="string" calcext:value-type="string">
            <text:p>activatio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2]*[.$A$2]" office:value-type="float" office:value="3" calcext:value-type="float">
            <text:p>3</text:p>
          </table:table-cell>
          <table:table-cell table:style-name="ce4" table:formula="of:=SUM([.C2:.C3])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2]+[.E2]" office:value-type="float" office:value="8" calcext:value-type="float">
            <text:p>8</text:p>
          </table:table-cell>
          <table:table-cell table:style-name="ce8" table:formula="of:=1/(1 + LN(15)^[.D2])" office:value-type="float" office:value="0.0479395960791473" calcext:value-type="float">
            <text:p>0.0479395961</text:p>
          </table:table-cell>
          <table:table-cell office:value-type="float" office:value="3" calcext:value-type="float">
            <text:p>3</text:p>
          </table:table-cell>
          <table:table-cell table:formula="of:=[.H2]*[.G2]" office:value-type="float" office:value="0.143818788237442" calcext:value-type="float">
            <text:p>0.1438187882</text:p>
          </table:table-cell>
          <table:table-cell/>
          <table:table-cell table:style-name="ce5" table:formula="of:=SUM([.I2];[.I4];[.I6];[.I8])" office:value-type="float" office:value="0.575275152949767" calcext:value-type="float">
            <text:p>0.575275152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[.K2]+[.L2]" office:value-type="float" office:value="5.57527515294977" calcext:value-type="float">
            <text:p>5.5752751529</text:p>
          </table:table-cell>
          <table:table-cell table:style-name="ce8" table:formula="of:=1/(1 + LN(15)^[.K2])" office:value-type="float" office:value="0.360520503428823" calcext:value-type="float">
            <text:p>0.3605205034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B3]*[.$A$3]" office:value-type="float" office:value="0" calcext:value-type="float">
            <text:p>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4]*[.$A$2]" office:value-type="float" office:value="3" calcext:value-type="float">
            <text:p>3</text:p>
          </table:table-cell>
          <table:table-cell table:style-name="ce4" table:formula="of:=SUM([.C4:.C5])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4]+[.E4]" office:value-type="float" office:value="8" calcext:value-type="float">
            <text:p>8</text:p>
          </table:table-cell>
          <table:table-cell table:style-name="ce8" table:formula="of:=1/(1 + LN(15)^[.D4])" office:value-type="float" office:value="0.0479395960791473" calcext:value-type="float">
            <text:p>0.0479395961</text:p>
          </table:table-cell>
          <table:table-cell office:value-type="float" office:value="3" calcext:value-type="float">
            <text:p>3</text:p>
          </table:table-cell>
          <table:table-cell table:formula="of:=[.H4]*[.G4]" office:value-type="float" office:value="0.143818788237442" calcext:value-type="float">
            <text:p>0.14381878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5]*[.$A$3]" office:value-type="float" office:value="0" calcext:value-type="float">
            <text:p>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6]*[.$A$2]" office:value-type="float" office:value="3" calcext:value-type="float">
            <text:p>3</text:p>
          </table:table-cell>
          <table:table-cell table:style-name="ce4" table:formula="of:=SUM([.C6:.C7])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6]+[.E6]" office:value-type="float" office:value="8" calcext:value-type="float">
            <text:p>8</text:p>
          </table:table-cell>
          <table:table-cell table:style-name="ce8" table:formula="of:=1/(1 + LN(15)^[.D6])" office:value-type="float" office:value="0.0479395960791473" calcext:value-type="float">
            <text:p>0.0479395961</text:p>
          </table:table-cell>
          <table:table-cell office:value-type="float" office:value="3" calcext:value-type="float">
            <text:p>3</text:p>
          </table:table-cell>
          <table:table-cell table:formula="of:=[.H6]*[.G6]" office:value-type="float" office:value="0.143818788237442" calcext:value-type="float">
            <text:p>0.14381878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7]*[.$A$3]" office:value-type="float" office:value="0" calcext:value-type="float">
            <text:p>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8]*[.$A$2]" office:value-type="float" office:value="3" calcext:value-type="float">
            <text:p>3</text:p>
          </table:table-cell>
          <table:table-cell table:style-name="ce4" table:formula="of:=SUM([.C8:.C9])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D8]+[.E8]" office:value-type="float" office:value="8" calcext:value-type="float">
            <text:p>8</text:p>
          </table:table-cell>
          <table:table-cell table:style-name="ce8" table:formula="of:=1/(1 + LN(15)^[.D8])" office:value-type="float" office:value="0.0479395960791473" calcext:value-type="float">
            <text:p>0.0479395961</text:p>
          </table:table-cell>
          <table:table-cell office:value-type="float" office:value="3" calcext:value-type="float">
            <text:p>3</text:p>
          </table:table-cell>
          <table:table-cell table:formula="of:=[.H8]*[.G8]" office:value-type="float" office:value="0.143818788237442" calcext:value-type="float">
            <text:p>0.143818788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9]*[.$A$3]" office:value-type="float" office:value="0" calcext:value-type="float">
            <text:p>0</text:p>
          </table:table-cell>
          <table:table-cell table:style-name="ce5"/>
          <table:table-cell table:style-name="ce7" table:number-columns-repeated="2"/>
          <table:table-cell table:style-name="ce9"/>
          <table:table-cell table:number-columns-repeated="7"/>
        </table:table-row>
        <table:table-row table:style-name="ro1" table:number-rows-repeated="8">
          <table:table-cell table:number-columns-repeated="14"/>
        </table:table-row>
        <table:table-row table:style-name="ro1">
          <table:table-cell/>
          <table:table-cell table:style-name="ce3"/>
          <table:table-cell table:formula="of:=LN(15)" office:value-type="float" office:value="2.70805020110221" calcext:value-type="float">
            <text:p>2.708050201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/00/0000</text:date>, <text:time style:data-style-name="N2" text:time-value="18:32:18.94114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2:53:54.667518000</meta:creation-date>
    <dc:date>2016-07-13T21:19:42.354795000</dc:date>
    <meta:editing-duration>PT1H27M</meta:editing-duration>
    <meta:editing-cycles>11</meta:editing-cycles>
    <meta:generator>LibreOffice/4.4.5.2$MacOSX_X86_64 LibreOffice_project/a22f674fd25a3b6f45bdebf25400ed2adff0ff99</meta:generator>
    <meta:document-statistic meta:table-count="2" meta:cell-count="119" meta:object-count="2"/>
  </office:meta>
</office:document-meta>
</file>